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d7a" officeooo:paragraph-rsid="00015d7a"/>
    </style:style>
    <style:style style:name="P2" style:family="paragraph" style:parent-style-name="Standard">
      <style:text-properties fo:font-weight="bold" officeooo:rsid="00015d7a" officeooo:paragraph-rsid="00015d7a" style:font-weight-asian="bold" style:font-weight-complex="bold"/>
    </style:style>
    <style:style style:name="P3" style:family="paragraph" style:parent-style-name="Heading_20_2">
      <style:text-properties fo:color="#579d1c"/>
    </style:style>
    <style:style style:name="P4" style:family="paragraph" style:parent-style-name="Heading_20_2">
      <style:text-properties fo:color="#3333ff"/>
    </style:style>
    <style:style style:name="P5" style:family="paragraph" style:parent-style-name="Heading_20_2">
      <style:text-properties fo:color="#ff3333"/>
    </style:style>
    <style:style style:name="P6" style:family="paragraph" style:parent-style-name="Horizontal_20_Line">
      <style:text-properties officeooo:rsid="00015d7a"/>
    </style:style>
    <style:style style:name="T1" style:family="text">
      <style:text-properties officeooo:rsid="0001d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ch Team</text:p>
      <text:p text:style-name="Subtitle">Have fun while serving people</text:p>
      <text:h text:style-name="P3" text:outline-level="2">Audio Visuals - Green Team</text:h>
      <text:p text:style-name="P1">Create a great experience each Sunday</text:p>
      <text:p text:style-name="P1"><text:s/>* Sound system</text:p>
      <text:p text:style-name="P1"><text:s/>* Media Shout</text:p>
      <text:p text:style-name="P1"><text:s/>* Teaching Slides</text:p>
      <text:p text:style-name="P1"><text:s/>* Recording of teaching</text:p>
      <text:h text:style-name="P4" text:outline-level="2">Comm System - Blue Team</text:h>
      <text:p text:style-name="P1">Stay in touch</text:p>
      <text:p text:style-name="P1"><text:s/>* Contacts</text:p>
      <text:p text:style-name="P1"><text:s/>* News feed</text:p>
      <text:p text:style-name="P1"><text:s/>* Scheduling</text:p>
      <text:p text:style-name="P1"><text:s/>* Social media</text:p>
      <text:p text:style-name="P1"/>
      <text:h text:style-name="P5" text:outline-level="2">Web Site - Red Team</text:h>
      <text:p text:style-name="P1">Educate and inform</text:p>
      <text:p text:style-name="P1"><text:s/>* Teachings from Sunday</text:p>
      <text:p text:style-name="P1"><text:s/>* Blog articles</text:p>
      <text:p text:style-name="P1"><text:s/>* Training materials</text:p>
      <text:p text:style-name="P1"><text:s/>* Graphic design</text:p>
      <text:p text:style-name="P6"/>
      <text:p text:style-name="P2">Next Steps</text:p>
      <text:p text:style-name="P1"><text:s/>* Saturday 10-12</text:p>
      <text:p text:style-name="P1"/>
      <text:p text:style-name="P1">Why have a tech team?</text:p>
      <text:p text:style-name="P1"><text:s/>* <text:span text:style-name="T1">biblical</text:span> principle</text:p>
      <text:p text:style-name="P1"><text:s/>* lower the burden</text:p>
      <text:p text:style-name="P1"><text:s/>* learn from others</text:p>
      <text:p text:style-name="P1"><text:s/>* more fun</text:p>
      <text:p text:style-name="P1"/>
      <text:p text:style-name="P1">Benefits</text:p>
      <text:p text:style-name="P1"><text:s/>* have fun</text:p>
      <text:p text:style-name="P1"><text:s/>* learn new things</text:p>
      <text:p text:style-name="P1"><text:s/>* serve others</text:p>
      <text:p text:style-name="P1"/>
      <text:p text:style-name="P1">Invitation</text:p>
      <text:p text:style-name="P1"><text:s/>* do your passion</text:p>
      <text:p text:style-name="P1"><text:s/>* train others</text:p>
      <text:p text:style-name="P1"><text:s/>* create quality</text:p>
      <text:p text:style-name="P1"><text:s/>* little changes add u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043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08:35:55.840070132</meta:creation-date>
    <dc:date>2014-08-10T08:42:07.164737065</dc:date>
    <meta:editing-duration>PT19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36" meta:word-count="121" meta:character-count="630" meta:non-whitespace-character-count="521"/>
  </office:meta>
</office:document-meta>
</file>